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5137242477880531852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: <text:span text:style-name="T1">73</text:span>%</text:p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3584183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2089241306194226623" text:style-name="L2">
        <text:list-item>
          <text:p text:style-name="P9">MATLAB classification forest </text:p>
          <text:list>
            <text:list-item>
              <text:p text:style-name="P7">(default settings) – 11 trees: 62,11%</text:p>
            </text:list-item>
            <text:list-item>
              <text:p text:style-name="P7">(11 trees, Fboot: 0.8, SampleWithReplacement: 'off', NvarToSample: 'all', MinLeaf: 1, <text:soft-page-break/>SplitCriterion: 'deviance', Surrogate: 'off'): 75,26%</text:p>
            </text:list-item>
          </text:list>
        </text:list-item>
        <text:list-item>
          <text:p text:style-name="P7">Linear tree forest (11)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</text:list>
        </text:list-item>
        <text:list-item>
          <text:p text:style-name="P7">PCA (189 ft.) + Linear tree forest (11t, maxSplits = Inf): 72,63%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6-04T13:40:36.52</dc:date>
    <meta:editing-duration>PT13H18M53S</meta:editing-duration>
    <meta:editing-cycles>16</meta:editing-cycles>
    <meta:generator>OpenOffice/4.1.1$Win32 OpenOffice.org_project/411m6$Build-9775</meta:generator>
    <meta:document-statistic meta:table-count="0" meta:image-count="0" meta:object-count="0" meta:page-count="2" meta:paragraph-count="31" meta:word-count="242" meta:character-count="1555"/>
  </office:meta>
</office:document-meta>
</file>